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Weight (lb)</text:p>
          </table:table-cell>
          <table:table-cell office:value-type="string" calcext:value-type="string">
            <text:p>Number In Stock</text:p>
          </table:table-cell>
          <table:table-cell office:value-type="string" calcext:value-type="string">
            <text:p>Chance in strock</text:p>
          </table:table-cell>
        </table:table-row>
        <table:table-row table:style-name="ro1">
          <table:table-cell office:value-type="string" calcext:value-type="string">
            <text:p>Bag of Holding 250lb 32cf capacity</text:p>
          </table:table-cell>
          <table:table-cell office:value-type="float" office:value="2500" calcext:value-type="float">
            <text:p>2,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500lb 64cf capacity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Uncomm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1000lb 128cf capacity</text:p>
          </table:table-cell>
          <table:table-cell office:value-type="float" office:value="7500" calcext:value-type="float">
            <text:p>7,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2000lb 256cf capacity</text:p>
          </table:table-cell>
          <table:table-cell office:value-type="float" office:value="10000" calcext:value-type="float">
            <text:p>10,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Invisibility</text:p>
          </table:table-cell>
          <table:table-cell office:value-type="float" office:value="90000" calcext:value-type="float">
            <text:p>9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3 Wishes (1 wish)</text:p>
          </table:table-cell>
          <table:table-cell office:value-type="float" office:value="525000" calcext:value-type="float">
            <text:p>5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2 wish)</text:p>
          </table:table-cell>
          <table:table-cell table:formula="of:=525000*2" office:value-type="float" office:value="1050000" calcext:value-type="float">
            <text:p>1,0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3 wish)</text:p>
          </table:table-cell>
          <table:table-cell table:formula="of:=[.B7]*3" office:value-type="float" office:value="1575000" calcext:value-type="float">
            <text:p>1,5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00000" calcext:value-type="float">
            <text:p>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Mind Shield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Jump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k of Many Things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 (+120d)</text:p>
          </table:table-cell>
          <table:table-cell office:value-type="float" office:value="6000" calcext:value-type="float">
            <text:p>6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 of Teleportation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Card Application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Exi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Bat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ious Greatsword</text:p>
          </table:table-cell>
          <table:table-cell office:value-type="float" office:value="2000" calcext:value-type="float">
            <text:p>2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Prot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1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2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3 Enchantment (+1d)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1 Enchantment (+1d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2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3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al Travel and Probing (Book) 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(Auction starting price. Auction goes for a week. Book is rented out starting 90 days from end of auction for 1 week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rvation Enchantment for Bag of Holding (1/7 time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 Spell (for 2 way)</text:p>
          </table:table-cell>
          <table:table-cell office:value-type="float" office:value="2000" calcext:value-type="float">
            <text:p>2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entially Unbreakable Chain (50000 ton rated) (per foot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nite Sending Stones (pair)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ing Stones (pair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rip Spell Scro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<text:span text:style-name="T1">st</text:span> le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<text:span text:style-name="T1">nd</text:span> lev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 lev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 level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<text:span text:style-name="T1">th</text:span> level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<text:span text:style-name="T1">th</text:span> level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<text:span text:style-name="T1">th</text:span> level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<text:span text:style-name="T1">th</text:span> level</text:p>
          </table:table-cell>
          <table:table-cell office:value-type="float" office:value="50000" calcext:value-type="float">
            <text:p>5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<text:span text:style-name="T1">th</text:span> level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s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and Boots of Elvenkin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icient Qui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Spell Storing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ves of Thiever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pal Sword (Of each type)</text:p>
          </table:table-cell>
          <table:table-cell office:value-type="float" office:value="75000" calcext:value-type="float">
            <text:p>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Mithral Chain Shi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cale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Breastplate</text:p>
          </table:table-cell>
          <table:table-cell office:value-type="float" office:value="1600" calcext:value-type="float">
            <text:p>1,6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Half Plate</text:p>
          </table:table-cell>
          <table:table-cell table:formula="of:=750*4" office:value-type="float" office:value="3000" calcext:value-type="float">
            <text:p>3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Ring Ma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Chain Mail</text:p>
          </table:table-cell>
          <table:table-cell table:formula="of:=75*4"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pli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Plate</text:p>
          </table:table-cell>
          <table:table-cell table:formula="of:=1500*4" office:value-type="float" office:value="6000" calcext:value-type="float">
            <text:p>6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athbow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Ring of Feather Falling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let of Health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the Magi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isman of Pure Good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1">
          <table:table-cell office:value-type="string" calcext:value-type="string">
            <text:p>Talisman of Ultimate Evil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2">
          <table:table-cell office:value-type="string" calcext:value-type="string">
            <text:p>20<text:span text:style-name="T1">th</text:span> level wizard for 10 minute</text:p>
          </table:table-cell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day of time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Person (loyal business only) (per person)</text:p>
          </table:table-cell>
          <table:table-cell office:value-type="float" office:value="25000" calcext:value-type="float">
            <text:p>25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Family (both side must believe they are family) (per person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 of Archmagi</text:p>
          </table:table-cell>
          <table:table-cell office:value-type="float" office:value="120000" calcext:value-type="float">
            <text:p>12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Protection</text:p>
          </table:table-cell>
          <table:table-cell office:value-type="float" office:value="6000" calcext:value-type="float">
            <text:p>6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2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3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sionist’s Bracers</text:p>
          </table:table-cell>
          <table:table-cell office:value-type="float" office:value="45000" calcext:value-type="float">
            <text:p>4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il of Sharpness</text:p>
          </table:table-cell>
          <table:table-cell office:value-type="float" office:value="12000" calcext:value-type="float">
            <text:p>12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Power</text:p>
          </table:table-cell>
          <table:table-cell office:value-type="float" office:value="40000" calcext:value-type="float">
            <text:p>4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20:25:00.000295956</meta:creation-date>
    <meta:generator>LibreOffice/6.1.5.2$Linux_X86_64 LibreOffice_project/10$Build-2</meta:generator>
    <dc:date>2021-09-09T03:15:57.320302380</dc:date>
    <meta:editing-duration>PT27M31S</meta:editing-duration>
    <meta:editing-cycles>8</meta:editing-cycles>
    <meta:document-statistic meta:table-count="1" meta:cell-count="356" meta:object-count="0"/>
  </office:meta>
</office:document-meta>
</file>